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16pt" fo:language="ru" fo:country="RU" officeooo:rsid="00113747" officeooo:paragraph-rsid="00113747" style:font-size-asian="14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6pt" fo:font-weight="normal" officeooo:rsid="00065f4a" officeooo:paragraph-rsid="00113747" style:font-size-asian="16pt" style:font-weight-asian="normal" style:font-size-complex="16pt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style:font-size-asian="12.25pt" style:font-size-complex="14pt"/>
    </style:style>
    <style:style style:name="T3" style:family="text">
      <style:text-properties style:font-name="Times New Roman" officeooo:rsid="001137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ние 1 : Документы <text:s/>управления и требования</text:p>
      <text:p text:style-name="P1"/>
      <text:p text:style-name="P1">1. Видение продукта:</text:p>
      <text:p text:style-name="P1"/>
      <text:p text:style-name="P2"><text:span text:style-name="T1">Целев</text:span><text:span text:style-name="T3">ой</text:span><text:span text:style-name="T1"> аудитори</text:span><text:span text:style-name="T3">й</text:span><text:span text:style-name="T1"> умного списка задач будут люди возрастом от 16 до 60, так как приложение в отличие от простого списка задач будет: </text:span></text:p>
      <text:p text:style-name="P2"><text:span text:style-name="T3"/></text:p>
      <text:p text:style-name="P2"><text:span text:style-name="T3">- </text:span><text:span text:style-name="T1">выдавать категории пунктам задач по ключевым словам;</text:span></text:p>
      <text:p text:style-name="P2"><text:span text:style-name="T1">-уведомлять о задачах связанных с определёнными местами <text:tab/>(геолокационное напоминание); </text:span></text:p>
      <text:p text:style-name="P2"><text:span text:style-name="T1">-визуализировать и анализировать выполненные задачи <text:tab/>пользователем для повышения эффективности. </text:span></text:p>
      <text:p text:style-name="P2"><text:span text:style-name="T1"/></text:p>
      <text:p text:style-name="P2"><text:span text:style-name="T1">Такой функционал поможет людям выделять для себя важные зад</text:span><text:span text:style-name="T3">ачи</text:span><text:span text:style-name="T1"> просто выбрав категорию, напоминать о заданиях поблизости, просто и удобно выделять эффективность пользователя в плане выполнения задач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30T10:47:33.422000000</meta:creation-date>
    <dc:date>2025-10-30T10:56:12.408000000</dc:date>
    <meta:editing-duration>PT8M39S</meta:editing-duration>
    <meta:editing-cycles>1</meta:editing-cycles>
    <meta:document-statistic meta:table-count="0" meta:image-count="0" meta:object-count="0" meta:page-count="1" meta:paragraph-count="7" meta:word-count="84" meta:character-count="636" meta:non-whitespace-character-count="552"/>
    <meta:generator>LibreOffice/7.5.0.3$Windows_X86_64 LibreOffice_project/c21113d003cd3efa8c53188764377a8272d9d6de</meta:generator>
  </office:meta>
</office:document-meta>
</file>